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3c9b6" officeooo:paragraph-rsid="0003c9b6"/>
    </style:style>
    <style:style style:name="P2" style:family="paragraph" style:parent-style-name="Standard">
      <style:text-properties officeooo:rsid="0003c9b6" officeooo:paragraph-rsid="0003c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ken permanente:</text:p>
      <text:p text:style-name="P2">ghp_whu83oqhupX8SE22p0jmqQvqml7T5K105wV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c9b6" officeooo:paragraph-rsid="0003c9b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REDENCIALES GI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2:49:18.547588232</meta:creation-date>
    <dc:date>2022-09-26T22:50:27.559980999</dc:date>
    <meta:editing-duration>PT1M24S</meta:editing-duration>
    <meta:editing-cycles>1</meta:editing-cycles>
    <meta:document-statistic meta:table-count="0" meta:image-count="0" meta:object-count="0" meta:page-count="1" meta:paragraph-count="3" meta:word-count="5" meta:character-count="73" meta:non-whitespace-character-count="71"/>
    <meta:generator>LibreOffice/7.3.5.2$Linux_X86_64 LibreOffice_project/30$Build-2</meta:generator>
  </office:meta>
</office:document-meta>
</file>